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officeooo:rsid="001e55a1" officeooo:paragraph-rsid="001e55a1"/>
    </style:style>
    <style:style style:name="P2" style:family="paragraph" style:parent-style-name="Standard">
      <style:paragraph-properties fo:line-height="200%" fo:text-align="start" style:justify-single-word="false" style:writing-mode="page"/>
      <style:text-properties fo:language="en" fo:country="US" style:text-underline-style="none" officeooo:rsid="001f6d64" officeooo:paragraph-rsid="0028f8da"/>
    </style:style>
    <style:style style:name="P3" style:family="paragraph" style:parent-style-name="Standard">
      <style:paragraph-properties fo:line-height="200%" fo:text-align="start" style:justify-single-word="false" style:writing-mode="page"/>
      <style:text-properties fo:language="en" fo:country="US" style:text-underline-style="none" officeooo:rsid="001bcc08" officeooo:paragraph-rsid="001bcc08"/>
    </style:style>
    <style:style style:name="P4" style:family="paragraph" style:parent-style-name="Standard">
      <style:paragraph-properties fo:line-height="200%" fo:text-align="start" style:justify-single-word="false" style:writing-mode="page"/>
      <style:text-properties fo:language="en" fo:country="US" style:text-underline-style="none" officeooo:rsid="001bcc08" officeooo:paragraph-rsid="0025ec49"/>
    </style:style>
    <style:style style:name="P5" style:family="paragraph" style:parent-style-name="Standard">
      <style:paragraph-properties fo:line-height="200%" fo:text-align="start" style:justify-single-word="false" style:writing-mode="page"/>
      <style:text-properties fo:language="en" fo:country="US" style:text-underline-style="none" officeooo:rsid="001ab7c0" officeooo:paragraph-rsid="00145483"/>
    </style:style>
    <style:style style:name="P6" style:family="paragraph" style:parent-style-name="Standard">
      <style:paragraph-properties fo:line-height="200%" fo:text-align="start" style:justify-single-word="false" style:writing-mode="page"/>
      <style:text-properties fo:language="en" fo:country="US" style:text-underline-style="none" officeooo:rsid="001ab7c0" officeooo:paragraph-rsid="001cd160"/>
    </style:style>
    <style:style style:name="P7" style:family="paragraph" style:parent-style-name="Standard">
      <style:paragraph-properties fo:line-height="200%" fo:text-align="start" style:justify-single-word="false" style:writing-mode="page"/>
      <style:text-properties fo:language="en" fo:country="US" style:text-underline-style="none" officeooo:rsid="001cd160" officeooo:paragraph-rsid="0025ec49"/>
    </style:style>
    <style:style style:name="P8" style:family="paragraph" style:parent-style-name="Standard">
      <style:paragraph-properties fo:line-height="200%" fo:text-align="start" style:justify-single-word="false" style:writing-mode="page"/>
      <style:text-properties fo:language="en" fo:country="US" style:text-underline-style="none" officeooo:rsid="001cd160" officeooo:paragraph-rsid="001cd160"/>
    </style:style>
    <style:style style:name="P9" style:family="paragraph" style:parent-style-name="Standard">
      <style:paragraph-properties fo:line-height="200%" fo:text-align="start" style:justify-single-word="false" style:writing-mode="page"/>
      <style:text-properties fo:language="en" fo:country="US" style:text-underline-style="none" officeooo:rsid="0027f419" officeooo:paragraph-rsid="0027f419"/>
    </style:style>
    <style:style style:name="P10" style:family="paragraph" style:parent-style-name="Standard">
      <style:paragraph-properties fo:line-height="200%" fo:text-align="start" style:justify-single-word="false" style:writing-mode="page"/>
      <style:text-properties fo:language="en" fo:country="US" style:text-underline-style="solid" style:text-underline-width="auto" style:text-underline-color="font-color" officeooo:rsid="001cd160" officeooo:paragraph-rsid="001cd160"/>
    </style:style>
    <style:style style:name="P11" style:family="paragraph" style:parent-style-name="Standard">
      <style:paragraph-properties fo:line-height="200%" fo:text-align="start" style:justify-single-word="false" style:writing-mode="page"/>
      <style:text-properties style:text-underline-style="none" officeooo:rsid="001cd160" officeooo:paragraph-rsid="001cd160"/>
    </style:style>
    <style:style style:name="P12" style:family="paragraph" style:parent-style-name="Standard">
      <style:paragraph-properties fo:line-height="200%" fo:text-align="start" style:justify-single-word="false" style:writing-mode="page"/>
      <style:text-properties fo:language="en" fo:country="US" style:text-underline-style="none" officeooo:rsid="0028f8da" officeooo:paragraph-rsid="0028f8da"/>
    </style:style>
    <style:style style:name="T1" style:family="text">
      <style:text-properties officeooo:rsid="001cd160"/>
    </style:style>
    <style:style style:name="T2" style:family="text">
      <style:text-properties fo:language="en" fo:country="US"/>
    </style:style>
    <style:style style:name="T3" style:family="text">
      <style:text-properties officeooo:rsid="001e55a1"/>
    </style:style>
    <style:style style:name="T4" style:family="text">
      <style:text-properties officeooo:rsid="001f6d64"/>
    </style:style>
    <style:style style:name="T5" style:family="text">
      <style:text-properties officeooo:rsid="0023f76a"/>
    </style:style>
    <style:style style:name="T6" style:family="text">
      <style:text-properties style:text-underline-style="solid" style:text-underline-width="auto" style:text-underline-color="font-color" officeooo:rsid="001e55a1"/>
    </style:style>
    <style:style style:name="T7" style:family="text">
      <style:text-properties officeooo:rsid="002648d3"/>
    </style:style>
    <style:style style:name="T8" style:family="text">
      <style:text-properties officeooo:rsid="0027f419"/>
    </style:style>
    <style:style style:name="T9" style:family="text">
      <style:text-properties officeooo:rsid="002c74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6">Subject :</text:span><text:span text:style-name="T3"> </text:span>What is the best way to educate and motivate yo<text:span text:style-name="T9">u</text:span>ng people about protecting the environment ?</text:p>
      <text:p text:style-name="P5"/>
      <text:p text:style-name="P3"><text:tab/>There are many ways to educate and motivate young people to protect the environment. <text:span text:style-name="T3">Our planet is changing and news generations will have to face up to the climate change. To reduce its impact, we have to educate young people throught the school, the consumption way more responsible but minds have to change before to operate this education. There are many ways to educate. We are going to see some of these ways to educate young people.</text:span></text:p>
      <text:p text:style-name="P3"/>
      <text:p text:style-name="P2"><text:tab/>We have to show to young people the usefull of environment and all problems with it, we can show the environment usage every day in life <text:span text:style-name="T7">in a lesson wich talk about the environment usage in science.</text:span> <text:span text:style-name="T8">There is a website (YPTE) that propose some lessons on differents themes about everything : </text:span></text:p>
      <text:p text:style-name="P12">animals, food, environment. Teacher<text:span text:style-name="T9">s</text:span> can take some ideas to make their lesson <text:span text:style-name="T9">and talk it to their student</text:span>. <text:span text:style-name="T9">The key is that young people have to be concerned and, with the education, can change their habits unconsciously at home or at school. After, they can share it to everyone who is interest in protecting environment with good pratices or advices given.</text:span></text:p>
      <text:p text:style-name="P6"><text:tab/></text:p>
      <text:p text:style-name="P7"><text:span text:style-name="T5"><text:tab/>An other way would be to i</text:span>mplemente <text:span text:style-name="T5">a</text:span> school project about protecting environment in order to an educational approach. There are many ways to protect the environnement at school. We can make a recycling program where young people can bring their waste and <text:span text:style-name="T3">sort it in the right bin. The school make available this bin very reachable at any time by student.</text:span></text:p>
      <text:p text:style-name="P7">We can also teach the nature working mecanisms simplify, all the things that nature can do. We have to sensibilize them from their childhood with experiments and give advices them to do or not to do with <text:soft-page-break/>nature. Teachers can give the good pratices to have with environment <text:span text:style-name="T5">and put the theory into pratices with a garden behind the school where teachers and students can grow up their vegs. </text:span></text:p>
      <text:p text:style-name="P7"/>
      <text:p text:style-name="P4"><text:tab/><text:span text:style-name="T5">W</text:span>e can show <text:span text:style-name="T5">them </text:span>the forest destruction <text:span text:style-name="T5">made </text:span>by humans in Amazonia to get the most impact <text:span text:style-name="T5">on their awarness. It’s a bit radical but y</text:span>oung people have to be concerned to react and <text:span text:style-name="T1">protect the environment</text:span>. <text:span text:style-name="T4">Debats can be organised around this themes with teachers or independent contractors, specialists in environment. Documentaries can be used for illustrate the remarks and explain in images.</text:span></text:p>
      <text:p text:style-name="P3"/>
      <text:p text:style-name="P3"><text:tab/><text:span text:style-name="T4">Finally, to motivate and educate young people about protecting environment is to do them responsible of their acts and concerned by environments problems every days. Young people have to be actors of their environment with recycling program. To save it, everybody have to make an effort and all tests to save our environment will be a success.</text:span></text:p>
      <text:p text:style-name="P3"/>
      <text:p text:style-name="P10">Sources :</text:p>
      <text:p text:style-name="P11"><text:span text:style-name="T2">- Ohio Environmental Protection Agency, 30 ways to protect the Environment, [no date], </text:span><text:a xlink:type="simple" xlink:href="http://www.epa.ohio.gov/pic/facts/30years/tips.aspx" text:style-name="Internet_20_link" text:visited-style-name="Visited_20_Internet_20_Link"><text:span text:style-name="T2">http://www.epa.ohio.gov/pic/facts/30years/tips.aspx</text:span></text:a><text:span text:style-name="T2">, 02/04/17</text:span></text:p>
      <text:p text:style-name="P8"/>
      <text:p text:style-name="P11"><text:span text:style-name="T2">- Classroom, Ways to help the environment at school, <text:s/>[no date], </text:span><text:a xlink:type="simple" xlink:href="http://classroom.synonym.com/ways-environment-school-6163155.html" text:style-name="Internet_20_link" text:visited-style-name="Visited_20_Internet_20_Link"><text:span text:style-name="T2">http://classroom.synonym.com/ways-environment-school-6163155.html</text:span></text:a><text:span text:style-name="T2">, 05/04/17</text:span></text:p>
      <text:p text:style-name="P8"/>
      <text:p text:style-name="P9">- YPTE (Yound People’s Trust for The Environment), lessons plan, [no date], <text:a xlink:type="simple" xlink:href="https://ypte.org.uk/lesson-plans/browse" text:style-name="Internet_20_link" text:visited-style-name="Visited_20_Internet_20_Link">https://ypte.org.uk/lesson-plans/browse</text:a>, 06/07/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55a1" officeooo:paragraph-rsid="001e55a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osnier Florian<text:tab/><text:tab/>1A g2b</text:p>
        <text:p text:style-name="MP1"><text:tab/>English Essa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1T11:13:14.364212090</meta:creation-date>
    <dc:date>2017-04-07T07:24:44.782164469</dc:date>
    <meta:editing-duration>PT34M57S</meta:editing-duration>
    <meta:editing-cycles>13</meta:editing-cycles>
    <meta:generator>LibreOffice/5.2.6.2$Linux_X86_64 LibreOffice_project/20m0$Build-2</meta:generator>
    <meta:document-statistic meta:table-count="0" meta:image-count="0" meta:object-count="0" meta:page-count="2" meta:paragraph-count="15" meta:word-count="510" meta:character-count="3135" meta:non-whitespace-character-count="2628"/>
  </office:meta>
</office:document-meta>
</file>